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700000223905820D3.jpg"/>
  <manifest:file-entry manifest:media-type="image/jpeg" manifest:full-path="Pictures/1000000000000387000001AB907838BF.jpg"/>
  <manifest:file-entry manifest:media-type="image/jpeg" manifest:full-path="Pictures/10000000000003BA000002418226A395.jpg"/>
  <manifest:file-entry manifest:media-type="image/jpeg" manifest:full-path="Pictures/1000000000000265000001BF1D5406DD.jpg"/>
  <manifest:file-entry manifest:media-type="image/jpeg" manifest:full-path="Pictures/100000000000026F0000018AEAD507E0.jpg"/>
  <manifest:file-entry manifest:media-type="image/jpeg" manifest:full-path="Pictures/1000000000000339000001DB2E2F2701.jpg"/>
  <manifest:file-entry manifest:media-type="image/jpeg" manifest:full-path="Pictures/10000000000002AF000001DB65A6D940.jpg"/>
  <manifest:file-entry manifest:media-type="image/jpeg" manifest:full-path="Pictures/10000000000003160000021EBA1EA3CF.jpg"/>
  <manifest:file-entry manifest:media-type="image/jpeg" manifest:full-path="Pictures/10000000000003520000018BC0F4AACE.jpg"/>
  <manifest:file-entry manifest:media-type="image/jpeg" manifest:full-path="Pictures/10000000000002DC000001B9157DCE1F.jpg"/>
  <manifest:file-entry manifest:media-type="image/jpeg" manifest:full-path="Pictures/10000000000002E3000001FC61EAA8F1.jpg"/>
  <manifest:file-entry manifest:media-type="image/jpeg" manifest:full-path="Pictures/1000000000000296000001E5B33EAF68.jpg"/>
  <manifest:file-entry manifest:media-type="image/jpeg" manifest:full-path="Pictures/1000000000000254000001BD6F94CF0F.jpg"/>
  <manifest:file-entry manifest:media-type="image/jpeg" manifest:full-path="Pictures/1000000000000357000001CFBFDC765D.jpg"/>
  <manifest:file-entry manifest:media-type="image/jpeg" manifest:full-path="Pictures/10000000000002D400000207BC22C3F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svg:stroke-color="#ff3333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000099" fo:font-size="88pt" style:text-underline-style="none" fo:font-weight="bold" style:font-size-asian="88pt" style:font-weight-asian="bold" style:font-size-complex="88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000099" fo:font-size="88pt" style:text-underline-style="none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999cm" svg:height="5.212cm" svg:x="0cm" svg:y="6cm" presentation:class="title" presentation:user-transformed="true">
          <draw:text-box>
            <text:p xml:id="id1" text:id="id1" text:style-name="P1"><text:span text:style-name="T1">चारों गतियों के दुःख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 presentation:group-id="0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width*0.70;width" smil:keyTimes="0;1"/>
                  <anim:animate smil:dur="1s" smil:fill="hold" smil:targetElement="id1" anim:sub-item="text" smil:attributeName="height" smil:values="height;height" smil:keyTimes="0;1"/>
                  <anim:transitionFilter smil:dur="1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xml:id="id2" draw:id="id2" draw:layer="layout" svg:width="26.24cm" svg:height="17.265cm" svg:x="1cm" svg:y="1cm">
          <draw:image xlink:href="Pictures/10000000000003BA000002418226A39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2" xml:id="id3" draw:id="id3" draw:layer="layout" svg:width="26.592cm" svg:height="13.849cm" svg:x="0.808cm" svg:y="2.4cm">
          <draw:image xlink:href="Pictures/10000000000003520000018BC0F4AAC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2" xml:id="id4" draw:id="id4" draw:layer="layout" svg:width="25.4cm" svg:height="18.8cm" svg:x="1.4cm" svg:y="0.8cm">
          <draw:image xlink:href="Pictures/10000000000003160000021EBA1EA3C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2" xml:id="id5" draw:id="id5" draw:layer="layout" svg:width="27.6cm" svg:height="17.316cm" svg:x="0.4cm" svg:y="0.8cm">
          <draw:image xlink:href="Pictures/10000000000002AF000001DB65A6D94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amond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xml:id="id6" draw:id="id6" draw:layer="layout" svg:width="27.4cm" svg:height="19.445cm" svg:x="0.2cm" svg:y="0.8cm">
          <draw:image xlink:href="Pictures/1000000000000265000001BF1D5406D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2" xml:id="id7" draw:id="id7" draw:layer="layout" svg:width="27.4cm" svg:height="18.159cm" svg:x="0.3cm" svg:y="1.2cm">
          <draw:image xlink:href="Pictures/10000000000002D400000207BC22C3F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2" xml:id="id8" draw:id="id8" draw:layer="layout" svg:width="27.6cm" svg:height="20.4cm" svg:x="0.4cm" svg:y="0.4cm">
          <draw:image xlink:href="Pictures/1000000000000357000001CFBFDC765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4s" smil:fill="hold" smil:targetElement="id8" smil:attributeName="visibility" smil:to="visible"/>
                  <anim:transitionFilter smil:dur="2s" smil:targetElement="id8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2" xml:id="id9" draw:id="id9" draw:layer="layout" svg:width="28cm" svg:height="20.2cm" svg:x="0cm" svg:y="0.6cm">
          <draw:image xlink:href="Pictures/1000000000000254000001BD6F94CF0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omerang">
                  <anim:set smil:begin="0s" smil:dur="0.002s" smil:fill="hold" smil:targetElement="id9" smil:attributeName="visibility" smil:to="visible"/>
                  <anim:animate smil:begin="0s" smil:dur="1s" smil:fill="hold" smil:decelerate="0.5" smil:targetElement="id9" smil:attributeName="rotate" smil:values="-90;0" smil:keyTimes="0;1"/>
                  <anim:animate smil:begin="0s" smil:dur="1s" smil:fill="hold" smil:decelerate="0.5" smil:targetElement="id9" smil:attributeName="width" smil:values="width;width*.05" smil:keyTimes="0;1"/>
                  <anim:animate smil:begin="1s" smil:dur="1s" smil:fill="hold" smil:accelerate="0.5" smil:targetElement="id9" smil:attributeName="width" smil:values="width*.05;width" smil:keyTimes="0;1"/>
                  <anim:animate smil:dur="2s" smil:fill="hold" smil:targetElement="id9" smil:attributeName="height" smil:values="height;height" smil:keyTimes="0;1"/>
                  <anim:animate smil:begin="0s" smil:dur="1s" smil:fill="hold" smil:decelerate="0.5" smil:targetElement="id9" smil:attributeName="x" smil:values="x+.4;x" smil:keyTimes="0;1"/>
                  <anim:animate smil:begin="0s" smil:dur="1s" smil:fill="hold" smil:decelerate="0.5" smil:targetElement="id9" smil:attributeName="y" smil:values="y-.2;y+.1" smil:keyTimes="0;1"/>
                  <anim:animate smil:begin="1s" smil:dur="1s" smil:fill="hold" smil:accelerate="0.5" smil:targetElement="id9" smil:attributeName="y" smil:values="y+.1;y" smil:keyTimes="0;1"/>
                  <anim:transitionFilter smil:begin="0s" smil:dur="2s" smil:decelerate="0.5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2" xml:id="id10" draw:id="id10" draw:layer="layout" svg:width="27.6cm" svg:height="20.8cm" svg:x="0.4cm" svg:y="0cm">
          <draw:image xlink:href="Pictures/100000000000030700000223905820D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urve-up">
                  <anim:set smil:begin="0s" smil:dur="0.002s" smil:fill="hold" smil:targetElement="id10" smil:attributeName="visibility" smil:to="visible"/>
                  <anim:animateTransform smil:begin="0s" smil:dur="2s" smil:fill="hold" smil:decelerate="0.5" smil:targetElement="id10" smil:from="2.5,2.5" smil:to="1,1" smil:attributeName="transform" svg:type="scale"/>
                  <anim:animateMotion smil:begin="0s" smil:dur="2s" smil:fill="hold" smil:decelerate="0.5" smil:targetElement="id1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2" xml:id="id11" draw:id="id11" draw:layer="layout" svg:width="27.4cm" svg:height="19.2cm" svg:x="0.6cm" svg:y="0.4cm">
          <draw:image xlink:href="Pictures/1000000000000339000001DB2E2F270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2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x" smil:values="x;x" smil:keyTimes="0;1"/>
                  <anim:animate smil:dur="2s" smil:fill="hold" smil:targetElement="id1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2" xml:id="id12" draw:id="id12" draw:layer="layout" svg:width="27cm" svg:height="19.6cm" svg:x="0.6cm" svg:y="0.8cm">
          <draw:image xlink:href="Pictures/100000000000026F0000018AEAD507E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presentation:node-type="after-previous" presentation:preset-class="entrance" presentation:preset-id="ooo-entrance-sling">
                  <anim:set smil:begin="0s" smil:dur="0.003s" smil:fill="hold" smil:targetElement="id12" smil:attributeName="visibility" smil:to="visible"/>
                  <anim:animate smil:dur="3s" smil:fill="hold" smil:targetElement="id12" smil:attributeName="rotate" smil:values="90;90;90;0" smil:keyTimes="0;0.8;0.8;1"/>
                  <anim:animate smil:dur="3s" smil:fill="hold" smil:targetElement="id12" smil:attributeName="x" smil:values="-1;0.949999988079071;x" smil:keyTimes="0;0.5;1"/>
                  <anim:animate smil:dur="3s" smil:fill="hold" smil:targetElement="id12" smil:attributeName="y" smil:values="y;y" smil:keyTimes="0;1"/>
                  <anim:transitionFilter smil:dur="3s" smil:targetElement="id12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wheel" presentation:preset-sub-type="1">
                  <anim:set smil:begin="0s" smil:dur="0.001s" smil:fill="hold" smil:targetElement="id12" smil:attributeName="visibility" smil:to="visible"/>
                  <anim:transitionFilter smil:dur="2s" smil:targetElement="id12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2" xml:id="id13" draw:id="id13" draw:layer="layout" svg:width="26.8cm" svg:height="19.2cm" svg:x="0.6cm" svg:y="1.2cm">
          <draw:image xlink:href="Pictures/10000000000002E3000001FC61EAA8F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oat">
                  <anim:set smil:begin="0s" smil:dur="0.001s" smil:fill="hold" smil:targetElement="id13" smil:attributeName="visibility" smil:to="visible"/>
                  <anim:transitionFilter smil:dur="0.8s" smil:decelerate="1" smil:targetElement="id13" smil:type="fade" smil:subtype="crossfade"/>
                  <anim:animate smil:dur="0.8s" smil:fill="hold" smil:decelerate="1" smil:targetElement="id13" smil:attributeName="rotate" smil:values="-90;0" smil:keyTimes="0;1"/>
                  <anim:animate smil:dur="0.8s" smil:fill="hold" smil:decelerate="1" smil:targetElement="id13" smil:attributeName="x" smil:values="x+0.4;x-0.05" smil:keyTimes="0;1"/>
                  <anim:animate smil:dur="0.8s" smil:fill="hold" smil:decelerate="1" smil:targetElement="id13" smil:attributeName="y" smil:values="y-0.4;y+0.1" smil:keyTimes="0;1"/>
                  <anim:animate smil:begin="0.8s" smil:dur="0.2s" smil:fill="hold" smil:accelerate="1" smil:targetElement="id13" smil:attributeName="x" smil:values="x-0.05;x" smil:keyTimes="0;1"/>
                  <anim:animate smil:begin="0.8s" smil:dur="0.2s" smil:fill="hold" smil:accelerate="1" smil:targetElement="id13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2" xml:id="id14" draw:id="id14" draw:layer="layout" svg:width="28cm" svg:height="19.661cm" svg:x="0cm" svg:y="0.2cm">
          <draw:image xlink:href="Pictures/1000000000000387000001AB907838B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2" xml:id="id15" draw:id="id15" draw:layer="layout" svg:width="28cm" svg:height="20.8cm" svg:x="0cm" svg:y="0cm">
          <draw:image xlink:href="Pictures/10000000000002DC000001B9157DCE1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magnify">
                  <anim:set smil:begin="0s" smil:dur="0.001s" smil:fill="hold" smil:targetElement="id15" smil:attributeName="visibility" smil:to="visible"/>
                  <anim:transitionFilter smil:dur="0.77s" smil:decelerate="1" smil:targetElement="id15" smil:type="fade" smil:subtype="crossfade"/>
                  <anim:animateTransform smil:dur="0.77s" smil:decelerate="1" smil:targetElement="id15" smil:from="0.1,0.1" smil:to="2,4.5" smil:attributeName="transform" svg:type="scale"/>
                  <anim:animateTransform smil:begin="0.77s" smil:dur="1.23s" smil:fill="hold" smil:accelerate="1" smil:targetElement="id15" smil:from="2,4.5" smil:to="1,1" smil:attributeName="transform" svg:type="scale"/>
                  <anim:set smil:dur="0.77s" smil:fill="hold" smil:targetElement="id15" smil:attributeName="x" smil:to="(0.5)"/>
                  <anim:animate smil:begin="0.77s" smil:dur="1.23s" smil:fill="hold" smil:accelerate="1" smil:targetElement="id15" smil:attributeName="x" smil:from="(0.5)" smil:to="(x)"/>
                  <anim:set smil:dur="0.77s" smil:fill="hold" smil:targetElement="id15" smil:attributeName="y" smil:to="(y+0.4)"/>
                  <anim:animate smil:begin="0.77s" smil:dur="1.23s" smil:fill="hold" smil:accelerate="1" smil:targetElement="id15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2" xml:id="id16" draw:id="id16" draw:layer="layout" svg:width="28cm" svg:height="21cm" svg:x="0cm" svg:y="0cm">
          <draw:image xlink:href="Pictures/1000000000000296000001E5B33EAF6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16" smil:attributeName="visibility" smil:to="visible"/>
                  <anim:animate smil:dur="0.5s" smil:fill="hold" smil:targetElement="id16" smil:attributeName="height" smil:values="height/20;height/20;height" smil:keyTimes="0;0.5;1"/>
                  <anim:animate smil:dur="0.5s" smil:fill="hold" smil:targetElement="id16" smil:attributeName="width" smil:values="width+.3;width+.3;width" smil:keyTimes="0;0.5;1"/>
                  <anim:animate smil:dur="0.5s" smil:fill="hold" smil:targetElement="id16" smil:attributeName="x" smil:values="x-.3;x;x" smil:keyTimes="0;0.5;1"/>
                  <anim:animate smil:dur="0.5s" smil:fill="hold" smil:targetElement="id1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naina Jain</meta:initial-creator>
    <meta:creation-date>2015-09-23T17:08:25.01</meta:creation-date>
    <meta:editing-duration>PT49M11S</meta:editing-duration>
    <meta:editing-cycles>4</meta:editing-cycles>
    <dc:date>2015-09-23T17:57:24.79</dc:date>
    <dc:creator>Sunaina Jain</dc:creator>
    <meta:generator>OpenOffice/4.0.1$Win32 OpenOffice.org_project/401m5$Build-9714</meta:generator>
    <meta:document-statistic meta:object-count="69"/>
  </office:meta>
</office:document-meta>
</file>